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Consolas" fo:font-size="10.5pt" fo:font-weight="normal" fo:background-color="#1f1f1f"/>
    </style:style>
    <style:style style:name="P5" style:family="paragraph" style:parent-style-name="Standard">
      <style:paragraph-properties fo:margin-top="0in" fo:margin-bottom="0.1965in" style:contextual-spacing="false" style:line-height-at-least="0.198in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</style:style>
    <style:style style:name="T1" style:family="text">
      <style:text-properties fo:color="#d4d4d4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ce9178" loext:opacity="100%" style:font-name="Consolas" fo:font-size="10.5pt" fo:font-weight="normal"/>
    </style:style>
    <style:style style:name="T4" style:family="text">
      <style:text-properties fo:color="#dcdcaa" loext:opacity="100%"/>
    </style:style>
    <style:style style:name="T5" style:family="text">
      <style:text-properties fo:color="#dcdcaa" loext:opacity="100%"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fo:color="#6a9955" loext:opacity="100%"/>
    </style:style>
    <style:style style:name="T9" style:family="text">
      <style:text-properties fo:color="#9cdcfe" loext:opacity="100%"/>
    </style:style>
    <style:style style:name="T10" style:family="text">
      <style:text-properties fo:color="#c586c0" loext:opacity="100%"/>
    </style:style>
    <style:style style:name="T11" style:family="text">
      <style:text-properties fo:color="#c586c0" loext:opacity="100%" style:font-name="Consolas" fo:font-size="10.5pt" fo:font-weight="normal"/>
    </style:style>
    <style:style style:name="T12" style:family="text">
      <style:text-properties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 Example usage</text:p>
      <text:p text:style-name="P1">infinitive <text:span text:style-name="T1">=</text:span> <text:span text:style-name="T2">'gonʒ̆k̆u'</text:span></text:p>
      <text:p text:style-name="P1">tense <text:span text:style-name="T1">=</text:span> <text:span text:style-name="T2">'pastpro'</text:span> <text:span text:style-name="T8"># insert 'past', 'present', 'future' or 'past progressive'</text:span></text:p>
      <text:p text:style-name="P1">causative <text:span text:style-name="T1">=</text:span> <text:span text:style-name="T6">False</text:span> <text:span text:style-name="T8"># set to "True" or "False" - currently only implemented for present tense!</text:span></text:p>
      <text:p text:style-name="P1">all_conjugations <text:span text:style-name="T1">=</text:span> collect_conjugations_all(infinitive, subjects, <text:span text:style-name="T9">tense</text:span><text:span text:style-name="T1">=</text:span>tense, <text:span text:style-name="T9">causative</text:span><text:span text:style-name="T1">=</text:span>causative)</text:p>
      <text:p text:style-name="P6"/>
      <text:p text:style-name="P4"># Print the formatted conjugations</text:p>
      <text:p text:style-name="P1"><text:span text:style-name="T4">print</text:span>(<text:span text:style-name="T6">f</text:span><text:span text:style-name="T2">"All subject conjugations of infinitive '</text:span><text:span text:style-name="T6">{</text:span>infinitive<text:span text:style-name="T6">}</text:span><text:span text:style-name="T2">' (</text:span><text:span text:style-name="T6">{</text:span>tense<text:span text:style-name="T6">}</text:span><text:span text:style-name="T2"> tense):"</text:span>)</text:p>
      <text:p text:style-name="P1"><text:span text:style-name="T4">print</text:span>(format_conjugations(all_conjugations))</text:p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20:37:09.746000000</meta:creation-date>
    <dc:date>2024-12-03T20:49:14.021000000</dc:date>
    <meta:editing-duration>PT12M2S</meta:editing-duration>
    <meta:editing-cycles>6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8" meta:word-count="53" meta:character-count="461" meta:non-whitespace-character-count="416"/>
  </office:meta>
</office:document-meta>
</file>